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Times New Roman" svg:font-family="'Times New Roman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loext:contextual-spacing="false"/>
    </style:style>
    <style:style style:name="P2" style:family="paragraph" style:parent-style-name="Standard">
      <style:paragraph-properties fo:margin-top="0in" fo:margin-bottom="0.111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6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7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>
      <style:paragraph-properties fo:margin-left="0.75in" fo:margin-right="0in" fo:margin-top="0in" fo:margin-bottom="0in" loext:contextual-spacing="false" fo:line-height="100%" fo:text-indent="0in" style:auto-text-indent="false"/>
    </style:style>
    <style:style style:name="P10" style:family="paragraph" style:parent-style-name="Standard" style:list-style-name="WWNum7">
      <style:paragraph-properties fo:margin-left="0.2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>
      <style:paragraph-properties fo:margin-left="0.25in" fo:margin-right="0in" fo:margin-top="0in" fo:margin-bottom="0in" loext:contextual-spacing="false" fo:line-height="100%" fo:text-indent="0in" style:auto-text-indent="false"/>
    </style:style>
    <style:style style:name="P12" style:family="paragraph" style:parent-style-name="Standard" style:list-style-name="WWNum3">
      <style:paragraph-properties fo:margin-left="0.2602in" fo:margin-right="0in" fo:margin-top="0in" fo:margin-bottom="0.111in" loext:contextual-spacing="true" fo:line-height="100%" fo:text-align="start" style:justify-single-word="false" fo:keep-together="auto" fo:orphans="2" fo:widows="2" fo:text-indent="-0.2602in" style:auto-text-indent="false" fo:padding="0in" fo:border="none" fo:keep-with-next="auto"/>
    </style:style>
    <style:style style:name="P13" style:family="paragraph" style:parent-style-name="Standard" style:list-style-name="WWNum3">
      <style:paragraph-properties fo:margin-left="0.2602in" fo:margin-right="0in" fo:margin-top="0in" fo:margin-bottom="0in" loext:contextual-spacing="true" fo:line-height="100%" fo:text-align="start" style:justify-single-word="false" fo:keep-together="auto" fo:orphans="2" fo:widows="2" fo:text-indent="-0.2602in" style:auto-text-indent="false" fo:padding="0in" fo:border="none" fo:keep-with-next="auto"/>
    </style:style>
    <style:style style:name="P1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>
      <style:paragraph-properties fo:margin-left="0.2602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18" style:family="paragraph" style:parent-style-name="Standard" style:list-style-name="WWNum5">
      <style:paragraph-properties fo:margin-left="0.25in" fo:margin-right="0in" fo:margin-top="0in" fo:margin-bottom="0.111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9" style:family="paragraph" style:parent-style-name="Standard" style:list-style-name="WWNum8">
      <style:paragraph-properties fo:margin-left="0.5in" fo:margin-right="0in" fo:margin-top="0in" fo:margin-bottom="0.111in" loext:contextual-spacing="true" fo:line-height="100%" fo:text-align="start" style:justify-single-word="false" fo:keep-together="auto" fo:orphans="2" fo:widows="2" fo:text-indent="-0.5in" style:auto-text-indent="false" fo:padding="0in" fo:border="none" fo:keep-with-next="auto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2" style:font-size-asian="11pt" style:font-style-asian="normal" style:font-weight-asian="normal" style:font-name-complex="Calibri2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jdgxs"/><text:span text:style-name="T1">Introduction to Professional Engineering in Canada, 3e</text:span></text:p>
      <text:p text:style-name="P4"><text:span text:style-name="T1">Chapter 17: Intellectual Property</text:span></text:p>
      <text:p text:style-name="P5"/>
      <text:p text:style-name="P3"><text:span text:style-name="T1">Intellectual property</text:span>: tangible form of creativity in designs, processes, ideas and products</text:p>
      <text:list xml:id="list3433905358" text:style-name="WWNum6">
        <text:list-item>
          <text:list>
            <text:list-item>
              <text:p text:style-name="P7">The ideas and creations produced by others and ourselves</text:p>
            </text:list-item>
          </text:list>
        </text:list-item>
      </text:list>
      <text:p text:style-name="P9"/>
      <text:p text:style-name="P3">In this chapter you’ll learn:</text:p>
      <text:list xml:id="list3288276267" text:style-name="WWNum7">
        <text:list-item>
          <text:p text:style-name="P10">The importance and use of the formally defined types of intellectual property</text:p>
        </text:list-item>
        <text:list-item>
          <text:p text:style-name="P10">The types of intellectual property for which special laws have been written</text:p>
        </text:list-item>
        <text:list-item>
          <text:p text:style-name="P10">How to obtain protection for you intellectual property </text:p>
        </text:list-item>
      </text:list>
      <text:p text:style-name="P11"/>
      <text:list xml:id="list2944798543" text:style-name="WWNum3">
        <text:list-item>
          <text:list>
            <text:list-item>
              <text:p text:style-name="P12"><text:span text:style-name="T2">introduction</text:span></text:p>
            </text:list-item>
          </text:list>
        </text:list-item>
      </text:list>
      <text:list xml:id="list185459810367052" text:continue-list="list3288276267" text:style-name="WWNum7">
        <text:list-item>
          <text:p text:style-name="P10">Intellectual property considered is any creative material that has been put into tangible form.</text:p>
        </text:list-item>
      </text:list>
      <text:list xml:id="list3229922766" text:style-name="WWNum4">
        <text:list-item>
          <text:p text:style-name="P14">Ex: discussing an idea with a colleague is not considered intellectual property until someone writes it down and claims copyright on it</text:p>
        </text:list-item>
      </text:list>
      <text:list xml:id="list185459491609536" text:continue-list="list185459810367052" text:style-name="WWNum7">
        <text:list-item>
          <text:p text:style-name="P10"><text:span text:style-name="T5">Proprietary property</text:span>: owned by an individual or company</text:p>
        </text:list-item>
        <text:list-item>
          <text:p text:style-name="P10"><text:span text:style-name="T5">Public-domain property</text:span>: accessible by all</text:p>
        </text:list-item>
      </text:list>
      <text:p text:style-name="P3"/>
      <text:p text:style-name="P2"><text:span text:style-name="T1">17.1.1 Proprietary intellectual property</text:span></text:p>
      <text:list xml:id="list185458713205276" text:continue-numbering="true" text:style-name="WWNum7">
        <text:list-item>
          <text:p text:style-name="P10">Info for which ownership has been claimed</text:p>
        </text:list-item>
        <text:list-item>
          <text:p text:style-name="P10">Intellectual property can be bought, sold or shared like any other tangible asset</text:p>
        </text:list-item>
        <text:list-item>
          <text:p text:style-name="P10"><text:soft-page-break/>Government legislation sets the legal rules therefore some legal protections such as patents don’t extend beyond the country where it was issued, unless agreements/ conventions have been signed to extend proprietary rights between countries</text:p>
        </text:list-item>
        <text:list-item>
          <text:p text:style-name="P10">6 types of intellectual property: patents, copyrights, industrial designs, trademarks, integrated circuit topographies, trade secrets</text:p>
        </text:list-item>
        <text:list-item>
          <text:p text:style-name="P10">Formal process: 1. an application is made to a government office, 2. Government office registers ownership if requirements are met</text:p>
        </text:list-item>
        <text:list-item>
          <text:p text:style-name="P10">Copyright does not required formal registration, once registered a description of it is made public</text:p>
        </text:list-item>
        <text:list-item>
          <text:p text:style-name="P10">The Canadian Intellectual Property Office (CIPO) registers the first 5 types of intellectual property; trade secrets are not registered- do not require disclosure/ have any special protection</text:p>
        </text:list-item>
        <text:list-item>
          <text:p text:style-name="P10">Some cases require new legal definition of intellectual property and re-examination of ethical conduct.</text:p>
        </text:list-item>
      </text:list>
      <text:list xml:id="list3191031178" text:style-name="WWNum2">
        <text:list-item>
          <text:p text:style-name="P15">Ex: recent developments in bioengineering, applicability of copyright to electronic documents</text:p>
        </text:list-item>
      </text:list>
      <text:p text:style-name="P3"/>
      <text:p text:style-name="P2"><text:span text:style-name="T1">17.1.2 The public domain</text:span></text:p>
      <text:list xml:id="list185458819767988" text:continue-list="list185458713205276" text:style-name="WWNum7">
        <text:list-item>
          <text:p text:style-name="P10">Info that has no ownership, includes material: that is common knowledge, for which legal protection </text:p>
        </text:list-item>
        <text:list-item>
          <text:p text:style-name="P10">Most of our knowledge is in the public domain: equations, laws, published info</text:p>
        </text:list-item>
      </text:list>
      <text:list xml:id="list2151922043" text:style-name="WWNum1">
        <text:list-item>
          <text:p text:style-name="P16">Ex: Newton’s laws, standard time (published by Sandford Fleming), Shakespeare’s plays (intellectual property expired)</text:p>
        </text:list-item>
      </text:list>
      <text:p text:style-name="P3"/>
      <text:list xml:id="list185458469411445" text:continue-list="list2944798543" text:style-name="WWNum3">
        <text:list-item>
          <text:list>
            <text:list-item>
              <text:p text:style-name="P13"><text:span text:style-name="T2">The importance of intellectual property</text:span></text:p>
            </text:list-item>
          </text:list>
        </text:list-item>
      </text:list>
      <text:p text:style-name="P17"/>
      <text:list xml:id="list1609436702" text:style-name="WWNum5">
        <text:list-item>
          <text:p text:style-name="P18"><text:span text:style-name="T3">2 important consequences of ownership: 1. the owner can control and possibly profit from the use of the work by others, 2. the records of registered intellectual property are vast public storehouses of knowledge</text:span></text:p>
        </text:list-item>
      </text:list>
      <text:list xml:id="list185459422833015" text:continue-list="list185458819767988" text:style-name="WWNum7">
        <text:list-item>
          <text:p text:style-name="P10">1st purpose of protecting intellectual property is to ensure producer is rewarded for it</text:p>
        </text:list-item>
        <text:list-item>
          <text:p text:style-name="P10">It encourages creativity as not many people would invest in research, development or creation if they didn’t have exclusive use to the results</text:p>
        </text:list-item>
        <text:list-item>
          <text:p text:style-name="P10">The CIPO does not protect owners except by registering ownership (up to owner to initiate its protection)</text:p>
        </text:list-item>
        <text:list-item>
          <text:p text:style-name="P10">Advice about intellectual property can be obtained from the Publications Centre of the CIPO</text:p>
        </text:list-item>
        <text:list-item>
          <text:p text:style-name="P10">Engineers use the CIPO as a great source of info about current technological developments</text:p>
        </text:list-item>
        <text:list-item>
          <text:p text:style-name="P10"><text:soft-page-break/>Most CIPO files are public and it permits us to monitor progress of competitors and inspire our own inventiveness</text:p>
        </text:list-item>
      </text:list>
      <text:p text:style-name="P3"/>
      <text:list xml:id="list870580216" text:style-name="WWNum8">
        <text:list-item>
          <text:list>
            <text:list-item>
              <text:list>
                <text:list-item>
                  <text:p text:style-name="P19"><text:span text:style-name="T2">Rights of employers and employees</text:span></text:p>
                </text:list-item>
              </text:list>
            </text:list-item>
          </text:list>
        </text:list-item>
      </text:list>
      <text:list xml:id="list185458500143115" text:continue-list="list185459422833015" text:style-name="WWNum7">
        <text:list-item>
          <text:p text:style-name="P10"><text:span text:style-name="T5">Employment contracts</text:span> sometimes state that company owns ANY intellectual property developed by the employee, who cannot publish or exploit intellectual property without the consent of the employer</text:p>
        </text:list-item>
        <text:list-item>
          <text:p text:style-name="P10">Other employee contracts limit the company’s claim to property related to the job</text:p>
        </text:list-item>
        <text:list-item>
          <text:p text:style-name="P10">An employee contract may prohibit an employee from working for a competitor for a period after leaving the company</text:p>
        </text:list-item>
        <text:list-item>
          <text:p text:style-name="P10">Relationship of publisher to author is similar of employer to employee</text:p>
        </text:list-item>
      </text:list>
      <text:p text:style-name="P3"/>
      <text:p text:style-name="P2"><text:span text:style-name="T1">17.3 Copyright</text:span></text:p>
      <text:list xml:id="list185459970338958" text:continue-numbering="true" text:style-name="WWNum7">
        <text:list-item>
          <text:p text:style-name="P10">Copyright Act by the CIPO states a copyright is the right to produce, reproduce, perform, publish, adapt, sell or lease an original literary, dramatic, musical, or artistic work</text:p>
          <text:list>
            <text:list-item>
              <text:p text:style-name="P8">Reproduction includes recording, photographing, filming, using any “mechanical contrivance” including communication technology or telecommunication signals</text:p>
            </text:list-item>
          </text:list>
        </text:list-item>
        <text:list-item>
          <text:p text:style-name="P10">If the creation occurs during employment, employer usually owns the right unless stated otherwise in contract</text:p>
        </text:list-item>
        <text:list-item>
          <text:p text:style-name="P10">Copyright lasts for author’s lifetime +50 years in Canada (differs in diff countries)</text:p>
        </text:list-item>
      </text:list>
      <text:p text:style-name="P3"/>
      <text:p text:style-name="P2"><text:span text:style-name="T1">Copyright registration</text:span></text:p>
      <text:list xml:id="list185459597660719" text:continue-numbering="true" text:style-name="WWNum7">
        <text:list-item>
          <text:p text:style-name="P10">In Canada copyright is automatically possessed by the author and marked as “©” or registered</text:p>
        </text:list-item>
        <text:list-item>
          <text:p text:style-name="P10">Registration is not necessary to obtain copyright protection.</text:p>
        </text:list-item>
        <text:list-item>
          <text:p text:style-name="P10">Registration gives notice that copyright exists, date of creation, author’s name and ownership of work</text:p>
        </text:list-item>
        <text:list-item>
          <text:p text:style-name="P10">Canadian copyright also gives foreign protection as a result of 2 international treaties (Berne Copyright Convention and Universal Copyright Convention)</text:p>
        </text:list-item>
        <text:list-item>
          <text:p text:style-name="P10">Violation of copyright is infringement (substantial quotation/ borrowing of another’s work without author’s permission, even if source is attributed properly), and if includes misrepresentation of authorship it’s plagiarism </text:p>
        </text:list-item>
        <text:list-item>
          <text:p text:style-name="P10">If someone infringes copyright, you can sue under civil law for recovery of lost income</text:p>
        </text:list-item>
        <text:list-item>
          <text:p text:style-name="P10"><text:soft-page-break/>“piracy” reproducing a copyrighted work for sale or hire- penalty for criminal infringement is severe</text:p>
        </text:list-item>
      </text:list>
      <text:p text:style-name="P3"/>
      <text:p text:style-name="P3"/>
      <text:p text:style-name="P2"><text:span text:style-name="T1">17.3.2 Fair dealing</text:span></text:p>
      <text:list xml:id="list185459513769387" text:continue-numbering="true" text:style-name="WWNum7">
        <text:list-item>
          <text:p text:style-name="P10">Copyright Act permits small copying under “fair dealing” provisions- short extracts for the purpose of review, criticism, or research (author &amp; source must be completely identified)</text:p>
        </text:list-item>
        <text:list-item>
          <text:p text:style-name="P10">No exact guidelines for how much can be copied during fair dealing </text:p>
        </text:list-item>
        <text:list-item>
          <text:p text:style-name="P10">Licensing collectives (Access Copyright) are established to negotiate licenses for schools and to pay royalties to authors</text:p>
        </text:list-item>
      </text:list>
      <text:p text:style-name="P3"/>
      <text:p text:style-name="P2"><text:span text:style-name="T1">17.3.3 Copyright and computer programs</text:span></text:p>
      <text:list xml:id="list185460044964522" text:continue-numbering="true" text:style-name="WWNum7">
        <text:list-item>
          <text:p text:style-name="P10">Computer programs may be protected by copyright (as a literary work)</text:p>
        </text:list-item>
        <text:list-item>
          <text:p text:style-name="P10">Infringement: make, sell, distribute, import, make copies without written consent</text:p>
        </text:list-item>
        <text:list-item>
          <text:p text:style-name="P10">Fair dealing also applies to computer programs- the owner of an authorized copy may make a copy for his own use that must be destroyed when authorization ends for the original. It may also be adapted/ translated into another computer language</text:p>
        </text:list-item>
        <text:list-item>
          <text:p text:style-name="P10">“piracy” is so easily done, people don’t often realize it</text:p>
        </text:list-item>
        <text:list-item>
          <text:p text:style-name="P10">As an engineer, must avoid pirated software and ensure all computer software is authorized</text:p>
        </text:list-item>
        <text:list-item>
          <text:p text:style-name="P10"><text:span text:style-name="T5">Program decompilation:</text:span> (form of reverse engineering), may be much cheaper than obtaining a license or developing a completely new program</text:p>
        </text:list-item>
      </text:list>
      <text:p text:style-name="P3"/>
      <text:p text:style-name="P1"><text:span text:style-name="T6">17.4 Patents</text:span></text:p>
      <text:list xml:id="list185459001608030" text:continue-numbering="true" text:style-name="WWNum7">
        <text:list-item>
          <text:p text:style-name="P10"><text:span text:style-name="T5">Paten</text:span>t: the legal right, lasting 20 years, to exclude others from making, using, or selling an invention.</text:p>
        </text:list-item>
        <text:list-item>
          <text:p text:style-name="P10">The Canadian Intellectual Property Office handles approximately 35000 patent applications a year</text:p>
        </text:list-item>
        <text:list-item>
          <text:p text:style-name="P10">The second major function of a patent is public notice</text:p>
        </text:list-item>
        <text:list-item>
          <text:p text:style-name="P10">The Patent Act allows the rights to an invention to be sold or licensed to others by registering a written document with the Patent Office</text:p>
        </text:list-item>
        <text:list-item>
          <text:p text:style-name="P10"><text:soft-page-break/>A patent application may be submitted for</text:p>
          <text:list>
            <text:list-item>
              <text:p text:style-name="P8">a product</text:p>
            </text:list-item>
            <text:list-item>
              <text:p text:style-name="P8">an apparatus</text:p>
            </text:list-item>
            <text:list-item>
              <text:p text:style-name="P8">a manufacturing process</text:p>
            </text:list-item>
            <text:list-item>
              <text:p text:style-name="P8">a composition of matter</text:p>
            </text:list-item>
            <text:list-item>
              <text:p text:style-name="P8">an improvement for any of the above</text:p>
            </text:list-item>
          </text:list>
        </text:list-item>
        <text:list-item>
          <text:p text:style-name="P10">Criteria: novelty, usefulness, ingenuity</text:p>
        </text:list-item>
        <text:list-item>
          <text:p text:style-name="P10">Pure ideas, scientific principles, and abstract theorems are not patentable</text:p>
        </text:list-item>
        <text:list-item>
          <text:p text:style-name="P10">Computer program files can be protected by copyright</text:p>
        </text:list-item>
        <text:list-item>
          <text:p text:style-name="P10">Genetically engineered life forms are patentable</text:p>
        </text:list-item>
        <text:list-item>
          <text:p text:style-name="P10">Biotechnology and software are two evolving areas where patent criteria are anything but clear</text:p>
        </text:list-item>
        <text:list-item>
          <text:p text:style-name="P10">The patent process has come under criticism for delays caused by increase in number of applications</text:p>
        </text:list-item>
        <text:list-item>
          <text:p text:style-name="P10">Patent laws continue to evolve</text:p>
        </text:list-item>
      </text:list>
      <text:p text:style-name="P1"/>
      <text:p text:style-name="P1"><text:span text:style-name="T6">17.4.1 The Patent Application Process</text:span></text:p>
      <text:list xml:id="list185459453533903" text:continue-numbering="true" text:style-name="WWNum7">
        <text:list-item>
          <text:p text:style-name="P10">Retain an agent, and search existing patents (what is already registered or known?)</text:p>
        </text:list-item>
        <text:list-item>
          <text:p text:style-name="P10">File an application (“first to file” rule; made public 18 months after filing; must be completed within 15 months and must contain:</text:p>
          <text:list>
            <text:list-item>
              <text:p text:style-name="P8">petition: formal request for patent to be granted</text:p>
            </text:list-item>
            <text:list-item>
              <text:p text:style-name="P8">abstract: summary for publication</text:p>
            </text:list-item>
            <text:list-item>
              <text:p text:style-name="P8">specification: a description of invention- including novelty, usefulness, and ingenuity</text:p>
            </text:list-item>
            <text:list-item>
              <text:p text:style-name="P8">claims: precisely define what aspects of the invention the inventor wants to protect</text:p>
            </text:list-item>
            <text:list-item>
              <text:p text:style-name="P8"><text:soft-page-break/>drawings: illustrations of the invention)</text:p>
            </text:list-item>
          </text:list>
        </text:list-item>
        <text:list-item>
          <text:p text:style-name="P10">Request an examination (must be made within five years of the filing date, or it may expire)</text:p>
        </text:list-item>
        <text:list-item>
          <text:p text:style-name="P10">Protect the patent (entails legal fees just like every other aspect; can be expensive; Canadian patents are valid only in Canada- if you wish to file patent in more than one country, you must file a foreign patent from within Canada)</text:p>
        </text:list-item>
      </text:list>
      <text:p text:style-name="P1"/>
      <text:p text:style-name="P1"><text:span text:style-name="T6">17.5 Industrial Designs</text:span></text:p>
      <text:list xml:id="list185459884276248" text:continue-numbering="true" text:style-name="WWNum7">
        <text:list-item>
          <text:p text:style-name="P10">Any original shape, pattern, and ornamentation that is not induced purely by the function of the article can be registered (exclusive rights for 5 years, renewable once for another 5 years)- applies in Canada only</text:p>
        </text:list-item>
      </text:list>
      <text:p text:style-name="P1"/>
      <text:p text:style-name="P1"><text:span text:style-name="T6">17.6 Trademarks</text:span></text:p>
      <text:list xml:id="list185458638673487" text:continue-numbering="true" text:style-name="WWNum7">
        <text:list-item>
          <text:p text:style-name="P10"><text:span text:style-name="T5">Trademark</text:span>: word, symbol or design intended to identify the wares or services of a person or company in the marketplace</text:p>
          <text:list>
            <text:list-item>
              <text:p text:style-name="P8">Ordinary marks: distinguish articles or services (i.e. corporate logos)</text:p>
            </text:list-item>
            <text:list-item>
              <text:p text:style-name="P8">Certification marks: indicate quality standard for a product or service</text:p>
            </text:list-item>
            <text:list-item>
              <text:p text:style-name="P8">Distinguisher guise: wrapping, shape, packaging, or appearance that distinguishes a product from other similar ones (i.e. candy shaped like a butterfly)</text:p>
            </text:list-item>
          </text:list>
        </text:list-item>
        <text:list-item>
          <text:p text:style-name="P10">A company name doesn’t necessarily qualify as a trademark unless it is used to identify products or services</text:p>
        </text:list-item>
        <text:list-item>
          <text:p text:style-name="P10">Trade marks can be renewed unlimitedly</text:p>
        </text:list-item>
        <text:list-item>
          <text:p text:style-name="P10">The Canadian Intellectual Property Office ensures that no two trademarks are the same or confusingly similar</text:p>
        </text:list-item>
        <text:list-item>
          <text:p text:style-name="P10">For foreign trademark to be registered in Canada, it must be non confusing, non deceptive, distinctive and not otherwise prohibited</text:p>
        </text:list-item>
      </text:list>
      <text:p text:style-name="P1"/>
      <text:p text:style-name="P1"><text:span text:style-name="T6">17.7 Integrated Circuit Topographies</text:span></text:p>
      <text:list xml:id="list185459517061604" text:continue-numbering="true" text:style-name="WWNum7">
        <text:list-item>
          <text:p text:style-name="P10">3D configuration of layers of semiconductors, metals, insulators, and other materials that form the circuits semi-conductor microchip</text:p>
        </text:list-item>
        <text:list-item>
          <text:p text:style-name="P10">Topography must be original</text:p>
        </text:list-item>
        <text:list-item>
          <text:p text:style-name="P10">Term ends after 10 years of commercial use or form the filing of application (whichever is first)</text:p>
        </text:list-item>
      </text:list>
      <text:p text:style-name="P1"><text:soft-page-break/></text:p>
      <text:p text:style-name="P1"><text:span text:style-name="T6">17.8 Trade secrets</text:span></text:p>
      <text:list xml:id="list185458806054888" text:continue-numbering="true" text:style-name="WWNum7">
        <text:list-item>
          <text:p text:style-name="P10">Commercially important secret formula, design, process, or compilation of information</text:p>
        </text:list-item>
        <text:list-item>
          <text:p text:style-name="P10">Government does not regulate them</text:p>
        </text:list-item>
        <text:list-item>
          <text:p text:style-name="P10">Works only as long as the secret can be maintained; subject to leaks, espionage, independent discovery, reverse engineering, or obsolescence; cost to maintain secrecy may be very high (ensure confidentiality of information held by former employees)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" svg:font-family="'Courier New'"/>
    <style:font-face style:name="Noto Sans Symbols" svg:font-family="'Noto Sans Symbols'"/>
    <style:font-face style:name="Times New Roman" svg:font-family="'Times New Roman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1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 text:start-value="17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alibri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 text:start-value="17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11" meta:word-count="1544" meta:character-count="9820" meta:non-whitespace-character-count="8478"/>
    <meta:generator>LibreOfficeDev/6.0.5.2$Linux_X86_64 LibreOffice_project/</meta:generator>
  </office:meta>
</office:document-meta>
</file>